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co12" style:family="table-column">
      <style:table-column-properties fo:break-before="auto" style:column-width="23.65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/>
    </style:style>
    <style:style style:name="ce3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text-underline-style="none"/>
    </style:style>
    <style:style style:name="ce37" style:family="table-cell" style:parent-style-name="Default">
      <style:text-properties fo:color="#158466"/>
    </style:style>
    <style:style style:name="ce4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  <table:table-cell office:value-type="string" calcext:value-type="string" table:number-columns-spanned="2" table:number-rows-spanned="1">
            <text:p>2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3"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Techno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2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3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 office:value-type="string" calcext:value-type="string">
            <text:p>BUT</text:p>
          </table:table-cell>
          <table:table-cell table:style-name="ce21" office:value-type="string" calcext:value-type="string">
            <text:p>armée</text:p>
          </table:table-cell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29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médecin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armée (de l’air)</text:p>
          </table:table-cell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Justice / management / développement durable</text:p>
          </table:table-cell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syc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chimie, physique, bio-info</text:p>
          </table:table-cell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 (B2B)</text:p>
          </table:table-cell>
          <table:table-cell table:style-name="ce19" office:value-type="string" calcext:value-type="string">
            <text:p>BTS ?</text:p>
          </table:table-cell>
          <table:table-cell table:style-name="ce21" office:value-type="string" calcext:value-type="string">
            <text:p>Taxi ?</text:p>
          </table:table-cell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34" office:value-type="string" calcext:value-type="string">
            <text:p>STI2D Claveille</text:p>
          </table:table-cell>
          <table:table-cell table:style-name="ce19"/>
          <table:table-cell table:style-name="ce21" office:value-type="string" calcext:value-type="string">
            <text:p><text:span text:style-name="T1">graphiste</text:span> architecture / dessin industriel</text:p>
          </table:table-cell>
          <table:table-cell table:style-name="ce37"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40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commerc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 office:value-type="string" calcext:value-type="string">
            <text:p>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courtier (immobilier)</text:p>
          </table:table-cell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38" office:value-type="string" calcext:value-type="string">
            <text:p>STMG (1)</text:p>
          </table:table-cell>
          <table:table-cell table:style-name="ce19"/>
          <table:table-cell table:style-name="ce21" office:value-type="string" calcext:value-type="string">
            <text:p>Droit / immobilier</text:p>
          </table:table-cell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35" office:value-type="string" calcext:value-type="string">
            <text:p>STMG (B2B)</text:p>
          </table:table-cell>
          <table:table-cell table:style-name="ce19"/>
          <table:table-cell table:style-name="ce21" office:value-type="string" calcext:value-type="string">
            <text:p>police</text:p>
          </table:table-cell>
          <table:table-cell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35" office:value-type="string" calcext:value-type="string">
            <text:p>techno : ST2S</text:p>
          </table:table-cell>
          <table:table-cell table:style-name="ce19"/>
          <table:table-cell table:style-name="ce21" office:value-type="string" calcext:value-type="string">
            <text:p>coach sportif</text:p>
          </table:table-cell>
          <table:table-cell/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 / 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36" office:value-type="string" calcext:value-type="string">
            <text:p>Avocat / commerce international</text:p>
          </table:table-cell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3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12" table:default-cell-style-name="ce50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47" office:value-type="string" calcext:value-type="string">
            <text:p>Fiche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3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 office:value-type="string" calcext:value-type="string">
            <text:p>BUT</text:p>
          </table:table-cell>
          <table:table-cell table:style-name="ce21" office:value-type="string" calcext:value-type="string">
            <text:p>armée</text:p>
          </table:table-cell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45" office:value-type="string" calcext:value-type="string">
            <text:p>NSI</text:p>
          </table:table-cell>
          <table:table-cell table:style-name="ce29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médecin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47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armée (de l’air)</text:p>
          </table:table-cell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Justice / management / développement durable</text:p>
          </table:table-cell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psyc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/>
          <table:table-cell table:style-name="ce21" office:value-type="string" calcext:value-type="string">
            <text:p>chimie, physique, bio-info</text:p>
          </table:table-cell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 (B2B)</text:p>
          </table:table-cell>
          <table:table-cell table:style-name="ce47"/>
          <table:table-cell table:style-name="ce19" office:value-type="string" calcext:value-type="string">
            <text:p>BTS ?</text:p>
          </table:table-cell>
          <table:table-cell table:style-name="ce21" office:value-type="string" calcext:value-type="string">
            <text:p>Taxi ?</text:p>
          </table:table-cell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45" office:value-type="string" calcext:value-type="string">
            <text:p>HLP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34" office:value-type="string" calcext:value-type="string">
            <text:p>STI2D Claveille</text:p>
          </table:table-cell>
          <table:table-cell table:style-name="ce48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<text:span text:style-name="T1">graphiste</text:span> architecture / dessin industriel</text:p>
          </table:table-cell>
          <table:table-cell table:style-name="ce37"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 office:value-type="string" calcext:value-type="string">
            <text:p>STD2A</text:p>
          </table:table-cell>
          <table:table-cell table:style-name="ce47" office:value-type="string" calcext:value-type="string">
            <text:p>Web + fiche</text:p>
          </table:table-cell>
          <table:table-cell table:style-name="ce19"/>
          <table:table-cell table:style-name="ce40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45" office:value-type="string" calcext:value-type="string">
            <text:p>Maths</text:p>
          </table:table-cell>
          <table:table-cell table:style-name="ce45" office:value-type="string" calcext:value-type="string">
            <text:p>NSI</text:p>
          </table:table-cell>
          <table:table-cell table:style-name="ce45" office:value-type="string" calcext:value-type="string">
            <text:p>SES</text:p>
          </table:table-cell>
          <table:table-cell table:style-name="ce45" office:value-type="string" calcext:value-type="string">
            <text:p>SVT</text:p>
          </table:table-cell>
          <table:table-cell table:style-name="ce28" office:value-type="string" calcext:value-type="string">
            <text:p>STMG</text:p>
          </table:table-cell>
          <table:table-cell table:style-name="ce47"/>
          <table:table-cell table:style-name="ce19"/>
          <table:table-cell table:style-name="ce21" office:value-type="string" calcext:value-type="string">
            <text:p>commerc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/>
          <table:table-cell table:style-name="ce21" office:value-type="string" calcext:value-type="string">
            <text:p>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45" office:value-type="string" calcext:value-type="string">
            <text:p>LLCE-A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courtier (immobilier)</text:p>
          </table:table-cell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5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38" office:value-type="string" calcext:value-type="string">
            <text:p>STMG (1)</text:p>
          </table:table-cell>
          <table:table-cell table:style-name="ce47" office:value-type="string" calcext:value-type="string">
            <text:p>OK + fiche ?</text:p>
          </table:table-cell>
          <table:table-cell table:style-name="ce19"/>
          <table:table-cell table:style-name="ce21" office:value-type="string" calcext:value-type="string">
            <text:p>Droit / immobilier</text:p>
          </table:table-cell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47"/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45" office:value-type="string" calcext:value-type="string">
            <text:p>HGGSP</text:p>
          </table:table-cell>
          <table:table-cell table:style-name="ce45" office:value-type="string" calcext:value-type="string">
            <text:p>EPPCS</text:p>
          </table:table-cell>
          <table:table-cell table:style-name="ce45" office:value-type="string" calcext:value-type="string">
            <text:p>SES</text:p>
          </table:table-cell>
          <table:table-cell table:style-name="ce45" office:value-type="string" calcext:value-type="string">
            <text:p>SVT</text:p>
          </table:table-cell>
          <table:table-cell table:style-name="ce4" office:value-type="string" calcext:value-type="string">
            <text:p>STMG</text:p>
          </table:table-cell>
          <table:table-cell table:style-name="ce47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47"/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49"/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45" office:value-type="string" calcext:value-type="string">
            <text:p>EPPCS</text:p>
          </table:table-cell>
          <table:table-cell table:style-name="ce45" office:value-type="string" calcext:value-type="string">
            <text:p>SES</text:p>
          </table:table-cell>
          <table:table-cell table:style-name="ce45" office:value-type="string" calcext:value-type="string">
            <text:p>Maths</text:p>
          </table:table-cell>
          <table:table-cell table:style-name="ce45" office:value-type="string" calcext:value-type="string">
            <text:p>SVT</text:p>
          </table:table-cell>
          <table:table-cell table:style-name="ce35" office:value-type="string" calcext:value-type="string">
            <text:p>STMG (B2B)</text:p>
          </table:table-cell>
          <table:table-cell table:style-name="ce47" office:value-type="string" calcext:value-type="string">
            <text:p>OK + fiche ?</text:p>
          </table:table-cell>
          <table:table-cell table:style-name="ce19"/>
          <table:table-cell table:style-name="ce21" office:value-type="string" calcext:value-type="string">
            <text:p>police</text:p>
          </table:table-cell>
          <table:table-cell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6" office:value-type="string" calcext:value-type="string">
            <text:p>techno : ST2S</text:p>
          </table:table-cell>
          <table:table-cell table:style-name="ce49"/>
          <table:table-cell table:style-name="ce19"/>
          <table:table-cell table:style-name="ce21" office:value-type="string" calcext:value-type="string">
            <text:p>coach sportif</text:p>
          </table:table-cell>
          <table:table-cell/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47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 / 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5" office:value-type="string" calcext:value-type="string">
            <text:p>LLCE-A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36" office:value-type="string" calcext:value-type="string">
            <text:p>Avocat / commerce international</text:p>
          </table:table-cell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2:55:41.848853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8T10:46:18.445213817</dc:date>
    <meta:editing-duration>P1DT3H40M18S</meta:editing-duration>
    <meta:editing-cycles>28</meta:editing-cycles>
    <meta:generator>LibreOffice/6.1.5.2$Linux_X86_64 LibreOffice_project/10$Build-2</meta:generator>
    <meta:document-statistic meta:table-count="6" meta:cell-count="1088" meta:object-count="0"/>
  </office:meta>
</office:document-meta>
</file>